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68" style:family="table">
      <style:table-properties style:width="6.8778in" fo:margin-left="-0.0063in" fo:margin-right="-0.0021in" fo:margin-top="0in" fo:margin-bottom="0in" table:align="margins" fo:keep-with-next="always" style:writing-mode="lr-tb"/>
    </style:style>
    <style:style style:name="Table68.A" style:family="table-column">
      <style:table-column-properties style:column-width="4.0806in" style:rel-column-width="38881*"/>
    </style:style>
    <style:style style:name="Table68.B" style:family="table-column">
      <style:table-column-properties style:column-width="2.7972in" style:rel-column-width="26654*"/>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147" style:family="table">
      <style:table-properties style:width="6.8674in" fo:margin-left="0in" fo:margin-top="0in" fo:margin-bottom="0in" table:align="left" style:writing-mode="lr-tb"/>
    </style:style>
    <style:style style:name="Table147.A" style:family="table-column">
      <style:table-column-properties style:column-width="2.2889in"/>
    </style:style>
    <style:style style:name="Table147.B" style:family="table-column">
      <style:table-column-properties style:column-width="4.5785in"/>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name="Courier New" fo:font-style="italic" style:font-style-asian="italic" style:font-name-complex="Courier New1"/>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Body">
      <style:paragraph-properties style:line-height-at-least="0.1945in" fo:keep-together="always" fo:break-before="page"/>
    </style:style>
    <style:style style:name="P24" style:family="paragraph" style:parent-style-name="Title" style:master-page-name="Standard">
      <style:paragraph-properties fo:margin-top="0in" fo:margin-bottom="0.1665in" style:page-number="auto"/>
      <style:text-properties style:font-name="Palatino"/>
    </style:style>
    <style:style style:name="P25" style:family="paragraph" style:parent-style-name="Example">
      <style:paragraph-properties style:line-height-at-least="0.1945in"/>
    </style:style>
    <style:style style:name="P26" style:family="paragraph" style:parent-style-name="Example">
      <style:paragraph-properties style:line-height-at-least="0.1945in" fo:keep-with-next="always"/>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style:font-name="Courier"/>
    </style:style>
    <style:style style:name="T17" style:family="text">
      <style:text-properties style:font-name="Courier" style:font-name-complex="Courier New1"/>
    </style:style>
    <style:style style:name="T18" style:family="text">
      <style:text-properties style:font-name="Courier" fo:font-style="italic" style:font-style-asian="italic" style:font-style-complex="italic"/>
    </style:style>
    <style:style style:name="T19" style:family="text">
      <style:text-properties style:font-name="Courier" fo:font-style="italic" style:font-style-asian="italic" style:font-name-complex="Courier New1"/>
    </style:style>
    <style:style style:name="T20" style:family="text">
      <style:text-properties style:font-name="Courier" fo:font-style="normal" style:font-style-asian="normal"/>
    </style:style>
    <style:style style:name="T21" style:family="text">
      <style:text-properties style:font-name="Helvetica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Next a command passed with the <text:span text:style-name="Command">-x</text:span> option is evaluated. Multiple commands can be specified in a quoted command string by separating them with semicolons. 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Example_20__20_indented"><text:span text:style-name="Command">read_liberty</text:span> <text:span text:style-name="Command_20_Argument"><text:span text:style-name="T9">liberty</text:span></text:span><text:span text:style-name="Command_20_Argument">.lib<text:line-break/></text:span><text:span text:style-name="Command">read_verilog</text:span> design<text:span text:style-name="Command_20_Argument">.v<text:line-break/></text:span><text:span text:style-name="Command">link_design</text:span> <text:span text:style-name="T9">top<text:line-break/>create_clock -name clk -period 10 {clk1 clk2 clk3}<text:line-break/>set_input_delay -clock clk 0 {in1 in2}<text:line-break/>report_checks</text:span></text:p>
      <text:p text:style-name="P3">Any number of Liberty and Verilog files can be read before linking the design. After linking the design, SDF or parasitics can be read.</text:p>
      <text:p text:style-name="P1">An example command script using two process corners (<text:span text:style-name="T16">ff</text:span> and ss) is shown below.</text:p>
      <text:p text:style-name="Example_20__20_indented">read_liberty liberty.lib<text:line-break/>read_verilog design.v<text:line-break/>link_design top<text:line-break/>define_corners ff ss<text:line-break/>read_sdf -corner ff reg1.sdf<text:line-break/>read_sdf -corner ss reg1_ss.sdf<text:line-break/>create_clock -name clk -period 10 {clk1 clk2 clk3}<text:line-break/>set_input_delay -clock clk 0 {in1 in2}<text:line-break/>report_checks -path_delay min_max<text:line-break/>report_checks -path_delay min_max -corner ss<text:line-break/>report_checks -path_delay min_max -corner ff</text:p>
      <text:h text:style-name="Heading_20_1" text:outline-level="1">TCL Interpreter</text:h>
      <text:p text:style-name="Body">Keyword arguments to commands may be abbreviated. For example,</text:p>
      <text:p text:style-name="Example_20__20_indented">report_checks -unique</text:p>
      <text:p text:style-name="Body"><text:soft-page-break/>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ext:soft-page-break/>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6">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s</text:span></text:p>
          </table:table-cell>
          <table:table-cell table:style-name="Table9.A1" office:value-type="string">
            <text:p text:style-name="P14"><text:span text:style-name="Command"><text:span text:style-name="T3">net<text:line-break/>port_pin_list</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4"><text:span text:style-name="Command_20_Argument">port_pin_list</text:span></text:p>
          </table:table-cell>
          <table:table-cell table:style-name="Table9.A2" office:value-type="string">
            <text:p text:style-name="Example">A list of ports or pins to connect to <text:span text:style-name="T3">net</text:span>..</text:p>
          </table:table-cell>
        </table:table-row>
      </table:table>
      <text:p text:style-name="Body_20_first">The <text:span text:style-name="Command_20_Argument"><text:span text:style-name="T9">connect_pins</text:span></text:span> command connects ports or instance pins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6">define_corners</text:span> command to define the names of multiple process/temperature/voltage corners. The <text:span text:style-name="T16">define_corners</text:span> command must follow <text:span text:style-name="T16">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9">[-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9">[-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_list</text:span></text:p>
          </table:table-cell>
        </table:table-row>
        <table:table-row table:style-name="Table2.1">
          <table:table-cell table:style-name="Table2.A2" office:value-type="string">
            <text:p text:style-name="P14"><text:span text:style-name="Command_20_Argument">instance_list</text:span></text:p>
          </table:table-cell>
          <table:table-cell table:style-name="Table2.A2" office:value-type="string">
            <text:p text:style-name="P4">A list of instances to remov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_list</text:span></text:span></text:p>
          </table:table-cell>
        </table:table-row>
        <table:table-row table:style-name="Table11.1">
          <table:table-cell table:style-name="Table11.A2" office:value-type="string">
            <text:p text:style-name="P14"><text:span text:style-name="Command"><text:span text:style-name="T3">net_list</text:span></text:span></text:p>
          </table:table-cell>
          <table:table-cell table:style-name="Table11.A2" office:value-type="string">
            <text:p text:style-name="P4">A list of nets to remove.</text:p>
          </table:table-cell>
        </table:table-row>
      </table:table>
      <text:p text:style-name="Body_20_first">The network editing command <text:span text:style-name="T1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s</text:span></text:p>
          </table:table-cell>
          <table:table-cell table:style-name="Table18.A1" office:value-type="string">
            <text:p text:style-name="P14"><text:span text:style-name="T2">net<text:line-break/>port_pin_list|</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_pin_list</text:p>
          </table:table-cell>
          <table:table-cell table:style-name="Table18.A2" office:value-type="string">
            <text:p text:style-name="P14">A list of ports or pins to disconnect from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pins from a net. Parasitics connected to the pins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ext:soft-page-break/>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6">find_timing_paths</text:span> command returns a list of path objects for scripting. Use the <text:span text:style-name="T16">get_property</text:span> function to access properties of the paths.</text:p>
      <table:table table:name="Table21" table:style-name="Table21">
        <table:table-column table:style-name="Table21.A"/>
        <table:table-column table:style-name="Table21.B"/>
        <text:soft-page-break/>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1">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7">-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ext:soft-page-break/>The <text:span text:style-name="T16">get</text:span><text:span text:style-name="Command"><text:span text:style-name="T16">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7">-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6">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1">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ext:soft-page-break/>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18">object</text:span>. Equivalent to <text:span text:style-name="T16">[get_property </text:span><text:span text:style-name="T18">object</text:span><text:span text:style-name="T16">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8">object</text:span>. Equivalent to <text:span text:style-name="T16">[get_property </text:span><text:span text:style-name="T18">object</text:span><text:span text:style-name="T16">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if -object_type is specified.</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text:soft-pag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ext:soft-page-break/>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ext:soft-page-break/>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names<text:line-break/>lib_cell_name</text:span></text:span></text:p>
          </table:table-cell>
        </table:table-row>
        <table:table-row table:style-name="Table3.1">
          <table:table-cell table:style-name="Table3.A2" office:value-type="string">
            <text:p text:style-name="P14"><text:span text:style-name="Command"><text:span text:style-name="T3">inst_names</text:span></text:span></text:p>
          </table:table-cell>
          <table:table-cell table:style-name="Table3.A2" office:value-type="string">
            <text:p text:style-name="Example">A list of instance names.</text:p>
          </table:table-cell>
        </table:table-row>
        <table:table-row table:style-name="Table3.1">
          <table:table-cell table:style-name="Table3.A2" office:value-type="string">
            <text:p text:style-name="P14"><text:span text:style-name="Command"><text:span text:style-name="T3">lib_cell_name</text:span></text:span></text:p>
          </table:table-cell>
          <table:table-cell table:style-name="Table3.A2" office:value-type="string">
            <text:p text:style-name="Example">The library cell of the new instances.</text:p>
          </table:table-cell>
        </table:table-row>
      </table:table>
      <text:p text:style-name="Body_20_first">The <text:span text:style-name="Command_20_Argument"><text:span text:style-name="T9">make_instance</text:span></text:span> command makes instances of library cell <text:span text:style-name="Command_20_Argument">lib_cell_name</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ext:soft-page-break/>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ext:soft-page-break/>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able:table-row table:style-name="Table40.1">
          <table:table-cell table:style-name="Table40.A2" office:value-type="string">
            <text:p text:style-name="P14"><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7">[-keep_capacitive_coupling]<text:line-break/>[-coupling_reduction_factor </text:span><text:span text:style-name="T19">factor</text:span><text:span text:style-name="T17">]</text:span><text:span text:style-name="Command_20_Argument"><text:span text:style-name="T20"><text:line-break/>[-</text:span></text:span><text:span text:style-name="Command_20_Argument"><text:span text:style-name="T7">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7">-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7">-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7">-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7">-save</text:span></text:span></text:p>
          </table:table-cell>
          <table:table-cell table:style-name="Table146.A2" office:value-type="string">
            <text:p text:style-name="P4">Save the parasitics database after reading it (OpenAccess only).</text:p>
          </table:table-cell>
        </table:table-row>
        <text:soft-page-break/>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1">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1">-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17">[-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transition_time|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6">-corner</text:span> keyword to report timing for one process corner. With no <text:span text:style-name="T16">-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4"><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6">-corner</text:span> keyword to specify a process corner. The <text:span text:style-name="T16">-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9">[-instance</text:span><text:span text:style-name="T2"> instance</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text:p>
          </table:table-cell>
          <table:table-cell table:style-name="Table67.A2" office:value-type="string">
            <text:p text:style-name="P4">Report the power for <text:span text:style-name="T3">instance</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Report power used by the design or a specific instance. The internal, switching, leakage and total power are reported. Design power is reported separately for combinational, sequential, macro and pad groups.</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6">-corner</text:span> keyword to specify a process corner. The <text:span text:style-name="T16">-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7">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7">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7">The clocks in different groups cannot be present at the same time on a chip. 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7">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5">-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4">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lock_sense</text:span></text:p>
          </table:table-cell>
          <table:table-cell table:style-name="Table76.A1" office:value-type="string">
            <text:p text:style-name="P14"><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ext:soft-page-break/>
        <table:table-row table:style-name="Table76.1">
          <table:table-cell table:style-name="Table76.A1" office:value-type="string">
            <text:p text:style-name="P14"><text:span text:style-name="Command_20_Argument"><text:span text:style-name="T7">-positive</text:span></text:span></text:p>
          </table:table-cell>
          <table:table-cell table:style-name="Table76.A1" office:value-type="string">
            <text:p text:style-name="P14"><text:span text:style-name="Command_20_Argument"><text:span text:style-name="T7">The clock sense is positive unite.</text:span></text:span></text:p>
          </table:table-cell>
        </table:table-row>
        <table:table-row table:style-name="Table76.1">
          <table:table-cell table:style-name="Table76.A1" office:value-type="string">
            <text:p text:style-name="P14"><text:span text:style-name="Command_20_Argument"><text:span text:style-name="T7">-negative</text:span></text:span></text:p>
          </table:table-cell>
          <table:table-cell table:style-name="Table76.A1" office:value-type="string">
            <text:p text:style-name="P14"><text:span text:style-name="Command_20_Argument"><text:span text:style-name="T7">The clock sense is negative unite.</text:span></text:span></text:p>
          </table:table-cell>
        </table:table-row>
        <table:table-row table:style-name="Table76.1">
          <table:table-cell table:style-name="Table76.A1" office:value-type="string">
            <text:p text:style-name="P14"><text:span text:style-name="Command_20_Argument">pulse_type</text:span></text:p>
          </table:table-cell>
          <table:table-cell table:style-name="Table76.A1" office:value-type="string">
            <text:p text:style-name="P14"><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4"><text:span text:style-name="Command_20_Argument"><text:span text:style-name="T7">-stop_propagation</text:span></text:span></text:p>
          </table:table-cell>
          <table:table-cell table:style-name="Table76.A1" office:value-type="string">
            <text:p text:style-name="P14"><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4"><text:span text:style-name="Command_20_Argument">clocks</text:span></text:p>
          </table:table-cell>
          <table:table-cell table:style-name="Table76.A1" office:value-type="string">
            <text:p text:style-name="P14"><text:span text:style-name="Command_20_Argument"><text:span text:style-name="T7">A list of clocks to apply the sense</text:span></text:span></text:p>
          </table:table-cell>
        </table:table-row>
        <table:table-row table:style-name="Table76.1">
          <table:table-cell table:style-name="Table76.A7" office:value-type="string">
            <text:p text:style-name="P14"><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able:table table:name="Table79" table:style-name="Table79">
        <table:table-column table:style-name="Table79.A"/>
        <table:table-column table:style-name="Table79.B"/>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ext:soft-page-break/>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ext:soft-page-break/>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ext:soft-page-break/>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ext:soft-page-break/>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ext:soft-page-break/>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ext:soft-page-break/>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ext:soft-page-break/>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ext:soft-page-break/>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he constraint is reported in the default path group (<text:span text:style-name="T1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text:soft-page-break/>When the <text:span text:style-name="T16">-ignore_clock_latency</text:span> option is used clock latency at the source and destination of the path delay is ignored. The constraint is reported in the default path group (<text:span text:style-name="T1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ext:soft-page-break/>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ext:soft-page-break/>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ext:soft-page-break/>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4"><text:span text:style-name="Command_20_Argument"><text:span text:style-name="T7">-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7">-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7">-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7">-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7">-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7">-data</text:span></text:span></text:p>
          </table:table-cell>
          <table:table-cell table:style-name="Table118.A2" office:value-type="string">
            <text:p text:style-name="P14">Derate data paths.</text:p>
          </table:table-cell>
        </table:table-row>
        <text:soft-page-break/>
        <table:table-row table:style-name="Table118.1">
          <table:table-cell table:style-name="Table118.A2" office:value-type="string">
            <text:p text:style-name="P14"><text:span text:style-name="Command_20_Argument"><text:span text:style-name="T7">-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7">-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7">-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6">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7">-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7">-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14"><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8">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8">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8">time_unit</text:p>
          </table:table-cell>
          <table:table-cell table:style-name="Table120.A2" office:value-type="string">
            <text:p text:style-name="P14">The time scale factor followed by ‘s’.</text:p>
          </table:table-cell>
        </table:table-row>
        <text:soft-page-break/>
        <table:table-row table:style-name="Table120.1">
          <table:table-cell table:style-name="Table120.A2" office:value-type="string">
            <text:p text:style-name="P18">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8">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8">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7">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ext:soft-page-break/>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7">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ext:soft-page-break/>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ext:soft-page-break/>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ext:soft-page-break/>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1">[-full]</text:span></text:span></text:p>
          </table:table-cell>
        </table:table-row>
        <table:table-row table:style-name="Table127.1">
          <table:table-cell table:style-name="Table127.A2" office:value-type="string">
            <text:p text:style-name="P14"><text:span text:style-name="Command_20_Heading"><text:span text:style-name="T5">-full</text:span></text:span></text:p>
          </table:table-cell>
          <table:table-cell table:style-name="Table127.A2" office:value-type="string">
            <text:p text:style-name="P14"><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ext:soft-page-break/>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6">TIMESCALE</text:span> is same as the <text:span text:style-name="T16">time_unit</text:span> in the first liberty file read.</text:p>
      <table:table table:name="Table109" table:style-name="Table109">
        <table:table-column table:style-name="Table109.A"/>
        <table:table-column table:style-name="Table109.B"/>
        <text:soft-page-break/>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9">-ground</text:span><text:span text:style-name="T3"> ground</text:span></text:p>
          </table:table-cell>
        </table:table-row>
        <table:table-row table:style-name="Table109.1">
          <table:table-cell table:style-name="Table109.A2" office:value-type="string">
            <text:p text:style-name="P12"><text:span text:style-name="Command_20_Argument"><text:span text:style-name="T18">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able:table-row table:style-name="Table109.1">
          <table:table-cell table:style-name="Table109.A2" office:value-type="string">
            <text:p text:style-name="P12"><text:span text:style-name="Command_20_Argument"><text:span text:style-name="T18">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6">write_path_spice</text:span> command writes a spice netlist for timing paths. Use <text:span text:style-name="T18">path_args</text:span> to specify <text:span text:style-name="T16">-from/-through/-to</text:span> as arguments to the <text:span text:style-name="T16">find_timing_paths</text:span> command. For each path, a spice netlist and the subckts referenced by the path are written in <text:span text:style-name="T18">spice_directory</text:span>. The spice netlist is written in path_&lt;id&gt;.sp and subckt file is <text:span text:style-name="T16">path_&lt;id&gt;</text:span>.subckt.</text:p>
      <text:p text:style-name="Body_20_first">The spice netlists used by the path are written to <text:span text:style-name="T18">subckt_file</text:span>, which spice_file <text:span text:style-name="T16">.includes</text:span>. The device models used by the spice subckt netlists in <text:span text:style-name="T18">model_file</text:span> are also <text:span text:style-name="T16">.included</text:span> in spice_file. Power and ground names are specified with the <text:span text:style-name="T16">-power</text:span> and <text:span text:style-name="T16">-ground</text:span> arguments. The spice netlist includes a piecewise linear voltage source at the input and <text:span text:style-name="T16">.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he default value is <text:span text:style-name="Command">1</text:span>.</text:p>
      <table:table table:name="Table68" table:style-name="Table68">
        <table:table-column table:style-name="Table68.A"/>
        <table:table-column table:style-name="Table68.B"/>
        <table:table-row table:style-name="Table68.1">
          <table:table-cell table:style-name="Table68.A1" office:value-type="string">
            <text:p text:style-name="P3"><text:span text:style-name="Command_20_Heading">power_default_signal_toggle_rate</text:span></text:p>
          </table:table-cell>
          <table:table-cell table:style-name="Table68.A1" office:value-type="string">
            <text:p text:style-name="P14"><text:span text:style-name="Command_20_Argument"><text:span text:style-name="T7">float</text:span></text:span></text:p>
          </table:table-cell>
        </table:table-row>
      </table:table>
      <text:p text:style-name="Body_20_first">The toggle rate used to find switching power for non-clock signal. The default value is <text:span text:style-name="T16">0.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7">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6">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7">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7">0|1</text:span></text:span></text:p>
          </table:table-cell>
        </table:table-row>
      </table:table>
      <text:p text:style-name="Body_20_first"><text:span text:style-name="Command">When </text:span><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7">0|1</text:span></text:span></text:p>
          </table:table-cell>
        </table:table-row>
      </table:table>
      <text:p text:style-name="Body_20_first"><text:soft-page-break/><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7">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7">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7">0|1</text:span></text:span></text:p>
          </table:table-cell>
        </table:table-row>
      </table:table>
      <text:p text:style-name="Body_20_first">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7">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9, Mar 10,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45</meta:editing-cycles>
    <meta:print-date>2011-02-05T01:56:00</meta:print-date>
    <meta:creation-date>2010-07-31T21:07:00</meta:creation-date>
    <dc:date>2019-03-10T08:54:33</dc:date>
    <meta:editing-duration>P14DT20H5M46S</meta:editing-duration>
    <meta:generator>OpenOffice/4.1.6$Unix OpenOffice.org_project/416m1$Build-9790</meta:generator>
    <meta:document-statistic meta:table-count="149" meta:image-count="0" meta:object-count="0" meta:page-count="68" meta:paragraph-count="1637" meta:word-count="11868" meta:character-count="8066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